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2850000007620F10329.png" manifest:media-type="image/png"/>
  <manifest:file-entry manifest:full-path="Pictures/1000000100000102000000BB8C3936DE.png" manifest:media-type="image/png"/>
  <manifest:file-entry manifest:full-path="Pictures/10000001000000D500000077B1906B36.png" manifest:media-type="image/png"/>
  <manifest:file-entry manifest:full-path="Pictures/10000001000000C5000000DCACB6507A.png" manifest:media-type="image/png"/>
  <manifest:file-entry manifest:full-path="Pictures/10000001000000CB0000008DDE4B199B.png" manifest:media-type="image/png"/>
  <manifest:file-entry manifest:full-path="Pictures/10000001000001AF000000B63EE190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d0d9e" officeooo:paragraph-rsid="02720e23"/>
    </style:style>
    <style:style style:name="P2" style:family="paragraph" style:parent-style-name="Text_20_body">
      <style:paragraph-properties fo:margin-top="0cm" fo:margin-bottom="0cm" style:contextual-spacing="false"/>
      <style:text-properties officeooo:paragraph-rsid="02720e2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74f22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25e69f4"/>
    </style:style>
    <style:style style:name="P8" style:family="paragraph" style:parent-style-name="Text_20_body">
      <style:text-properties officeooo:rsid="025e69f4" officeooo:paragraph-rsid="025e69f4"/>
    </style:style>
    <style:style style:name="P9" style:family="paragraph" style:parent-style-name="Text_20_body">
      <style:text-properties officeooo:rsid="02602597" officeooo:paragraph-rsid="02602597"/>
    </style:style>
    <style:style style:name="P10" style:family="paragraph" style:parent-style-name="Text_20_body">
      <style:text-properties officeooo:rsid="025e69f4" officeooo:paragraph-rsid="02602597"/>
    </style:style>
    <style:style style:name="P11" style:family="paragraph" style:parent-style-name="Heading_20_2">
      <style:text-properties officeooo:paragraph-rsid="025e69f4"/>
    </style:style>
    <style:style style:name="P12" style:family="paragraph" style:parent-style-name="Text_20_body">
      <style:text-properties officeooo:paragraph-rsid="025e69f4"/>
    </style:style>
    <style:style style:name="T1" style:family="text">
      <style:text-properties officeooo:rsid="0274f22d"/>
    </style:style>
    <style:style style:name="T2" style:family="text">
      <style:text-properties officeooo:rsid="025e69f4"/>
    </style:style>
    <style:style style:name="T3" style:family="text">
      <style:text-properties officeooo:rsid="0263d5c5"/>
    </style:style>
    <style:style style:name="T4" style:family="text">
      <style:text-properties officeooo:rsid="02602597"/>
    </style:style>
    <style:style style:name="T5"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1<text:span text:style-name="T1">7</text:span>.1.2 Editors - <text:span text:style-name="T1">Timeline</text:span>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04_1017461327" text:style-name="Index_20_Link" text:visited-style-name="Index_20_Link">Quick Menu<text:tab/>1</text:a></text:p>
          <text:p text:style-name="P5"><text:a xlink:type="simple" xlink:href="#__RefHeading___Toc206_1017461327" text:style-name="Index_20_Link" text:visited-style-name="Index_20_Link">Adding an operator to the Quick menu<text:tab/>1</text:a></text:p>
          <text:p text:style-name="P5"><text:a xlink:type="simple" xlink:href="#__RefHeading___Toc208_1017461327" text:style-name="Index_20_Link" text:visited-style-name="Index_20_Link">Adding a menu to the Quick menu<text:tab/>1</text:a></text:p>
          <text:p text:style-name="P5"><text:a xlink:type="simple" xlink:href="#__RefHeading___Toc210_1017461327" text:style-name="Index_20_Link" text:visited-style-name="Index_20_Link">Order<text:tab/>2</text:a></text:p>
          <text:p text:style-name="P5"><text:a xlink:type="simple" xlink:href="#__RefHeading___Toc212_1017461327" text:style-name="Index_20_Link" text:visited-style-name="Index_20_Link">Removing an operator from the Quick menu<text:tab/>2</text:a></text:p>
          <text:p text:style-name="P5"><text:a xlink:type="simple" xlink:href="#__RefHeading___Toc214_1017461327" text:style-name="Index_20_Link" text:visited-style-name="Index_20_Link">Context and mode dependent content<text:tab/>2</text:a></text:p>
        </text:index-body>
      </text:table-of-content>
      <text:p text:style-name="P1"/>
      <table:table table:name="Tabelle11" table:style-name="Tabelle11">
        <table:table-column table:style-name="Tabelle11.A"/>
        <table:table-row>
          <table:table-cell table:style-name="Tabelle11.A1" office:value-type="string">
            <text:h text:style-name="P6" text:outline-level="1"><text:bookmark-start text:name="__RefHeading___Toc204_1017461327"/>Q<text:span text:style-name="T2">uick Menu</text:span><text:bookmark-end text:name="__RefHeading___Toc204_1017461327"/></text:h>
          </table:table-cell>
        </table:table-row>
      </table:table>
      <text:p text:style-name="P7"><draw:frame draw:style-name="fr2" draw:name="Bild1" text:anchor-type="paragraph" svg:y="0.669cm" svg:width="8.19cm" svg:height="1.499cm" draw:z-index="0"><draw:image xlink:href="Pictures/10000001000002850000007620F10329.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3">. </text:span>But it can be called by hotkey Q directly under the mouse. This hotkey works in other editors too. </text:p>
      <text:p text:style-name="Text_20_body">When the menu is empty, then you will see the message <text:span text:style-name="T4">"</text:span>No Menu Items found<text:span text:style-name="T4">"</text:span>. This means that you first have to add some tools to the menu.<text:span text:style-name="T4"> It is a user configurable menu.</text:span></text:p>
      <text:p text:style-name="Text_20_body">Note that added operators in this menu does not have icons. Just text.</text:p>
      <text:h text:style-name="Heading_20_2" text:outline-level="2"><draw:frame draw:style-name="fr2" draw:name="Bild2" text:anchor-type="paragraph" svg:y="0.815cm" svg:width="3.33cm" svg:height="3.731cm" draw:z-index="1"><draw:image xlink:href="Pictures/10000001000000C5000000DCACB6507A.png" xlink:type="simple" xlink:show="embed" xlink:actuate="onLoad" draw:mime-type="image/png"/></draw:frame><text:bookmark-start text:name="__RefHeading___Toc206_1017461327"/>Adding an operator to the Quick menu<text:bookmark-end text:name="__RefHeading___Toc206_1017461327"/></text:h>
      <text:p text:style-name="P8">Open the panel or the menu where your operator is that you want to add. </text:p>
      <text:p text:style-name="P8">Let's add the open command from the File menu. Open the File menu, right click at open, and choose Add to Quick Favorites.</text:p>
      <text:p text:style-name="P8">Do the same with Save As. We should now have two new menu items in the Quick menu, which you can use now.</text:p>
      <text:p text:style-name="P9"><draw:frame draw:style-name="fr2" draw:name="Bild3" text:anchor-type="paragraph" svg:y="0.28cm" svg:width="3.611cm" svg:height="2.011cm" draw:z-index="2"><draw:image xlink:href="Pictures/10000001000000D500000077B1906B36.png" xlink:type="simple" xlink:show="embed" xlink:actuate="onLoad" draw:mime-type="image/png"/></draw:frame>As a rule of thumb, when the right click menu has an Add to Quick Favorites, then you can add it to the quick menu.</text:p>
      <text:p text:style-name="P10">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4">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8"><draw:frame draw:style-name="fr2" draw:name="Bild4" text:anchor-type="paragraph" svg:y="-0.196cm" svg:width="3.44cm" svg:height="2.379cm" draw:z-index="3"><draw:image xlink:href="Pictures/10000001000000CB0000008DDE4B199B.png" xlink:type="simple" xlink:show="embed" xlink:actuate="onLoad" draw:mime-type="image/png"/></draw:frame>It is also possible to add a menu to the Quick menu. For example the whole Add menu. The way is the same. Right click at it, and choose Add to Quick Favorites.</text:p>
      <text:p text:style-name="P8"/>
      <text:p text:style-name="P8"><text:soft-page-break/></text:p>
      <text:p text:style-name="P8"><draw:frame draw:style-name="fr3" draw:name="Bild5" text:anchor-type="paragraph" svg:y="0.312cm" svg:width="7.301cm" svg:height="3.08cm" draw:z-index="4"><draw:image xlink:href="Pictures/10000001000001AF000000B63EE190FE.png" xlink:type="simple" xlink:show="embed" xlink:actuate="onLoad" draw:mime-type="image/png"/></draw:frame></text:p>
      <text:p text:style-name="P8"/>
      <text:p text:style-name="P8"/>
      <text:p text:style-name="P8"/>
      <text:p text:style-name="P8"/>
      <text:h text:style-name="Heading_20_2" text:outline-level="2"><text:bookmark-start text:name="__RefHeading___Toc210_1017461327"/>Order<text:bookmark-end text:name="__RefHeading___Toc210_1017461327"/></text:h>
      <text:p text:style-name="P10">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1" text:outline-level="2"><draw:frame draw:style-name="fr2" draw:name="Bild6" text:anchor-type="paragraph" svg:y="0.457cm" svg:width="4.369cm" svg:height="3.161cm" draw:z-index="5"><draw:image xlink:href="Pictures/1000000100000102000000BB8C3936DE.png" xlink:type="simple" xlink:show="embed" xlink:actuate="onLoad" draw:mime-type="image/png"/></draw:frame><text:bookmark-start text:name="__RefHeading___Toc212_1017461327"/><text:span text:style-name="T5">Removing</text:span><text:span text:style-name="T2"> an operator </text:span><text:span text:style-name="T5">from</text:span><text:span text:style-name="T2"> the Quick menu</text:span><text:bookmark-end text:name="__RefHeading___Toc212_1017461327"/></text:h>
      <text:p text:style-name="P8">Removing is as simple as adding. Right click at the operators in the Quick menu, and choose Remove from Quick favorites.</text:p>
      <text:p text:style-name="P12"/>
      <text:h text:style-name="Heading_20_2" text:outline-level="2"><text:bookmark-start text:name="__RefHeading___Toc214_1017461327"/>Context<text:span text:style-name="T4"> and mode dependent content</text:span><text:bookmark-end text:name="__RefHeading___Toc214_1017461327"/></text:h>
      <text:p text:style-name="Text_20_body">The quick favorites. menu exists in nearly all editors. But it is just in the 3D view available in the header. So that you know this functionality exists. In the other editors you call it with hotkey Q.</text:p>
      <text:p text:style-name="Text_20_body">The content of the quick favorites.<text:span text:style-name="T4"> </text:span>menu changes, dependent over which editor you are<text:span text:style-name="T4">, and in what mode you are</text:span>. When you add for example an operator from the image editor, then this operator just shows in the quick menu when you call the menu from the image editor.<text:span text:style-name="T4">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officeooo:rsid="0274f22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text:span text:style-name="MT1">7</text:span>.1.2 Editors - <text:span text:style-name="MT1">Timeline </text:span>- Header - Quick Menu</text:p>
      </style:header>
      <style:footer>
        <text:p text:style-name="MP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4H19M48S</meta:editing-duration>
    <meta:editing-cycles>568</meta:editing-cycles>
    <meta:generator>LibreOffice/25.2.7.2$Windows_X86_64 LibreOffice_project/5cbfd1ab6520636bb5f7b99185aa69bd7456825d</meta:generator>
    <dc:date>2026-01-05T09:43:57.946092700</dc:date>
    <meta:document-statistic meta:table-count="2" meta:image-count="7" meta:object-count="0" meta:page-count="2" meta:paragraph-count="31" meta:word-count="582" meta:character-count="2993" meta:non-whitespace-character-count="2436"/>
    <meta:template xlink:type="simple" xlink:actuate="onRequest" xlink:title="standard1cm" xlink:href="../../../AppData/Roaming/LibreOffice/4/user/template/standard1cm.ott" meta:date="2016-03-29T10:15:31.334000000"/>
  </office:meta>
</office:document-meta>
</file>